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384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Requisitos Basicos</text:span></text:p>
      <text:p text:style-name="Standard">Hacer un proyecto de una aplicación que simule el funcionamiento de un cajero</text:p>
      <text:p text:style-name="Standard">automático de un banco suponiendo que el cajero se conecta a una base de datos</text:p>
      <text:p text:style-name="Standard">central.</text:p>
      <text:p text:style-name="Standard">El proyecto será realizado de forma individual. Cada alumno es libre de incluir más o</text:p>
      <text:p text:style-name="Standard">menos funcionalidad al proyecto, pero al menos debería tener la siguiente:</text:p>
      <text:p text:style-name="Standard"/>
      <text:p text:style-name="Standard">1. Operaciones de usuario:</text:p>
      <text:p text:style-name="Standard"><text:tab/> Retirar dinero</text:p>
      <text:p text:style-name="Standard"><text:tab/> Ingresar dinero</text:p>
      <text:p text:style-name="Standard"><text:tab/> Cambiar número secreto</text:p>
      <text:p text:style-name="Standard"><text:tab/> Ver movimientos y saldo de la cuenta</text:p>
      <text:p text:style-name="Standard">2. Administrador</text:p>
      <text:p text:style-name="Standard"><text:tab/> Administrar usuarios</text:p>
      <text:p text:style-name="Standard"> Añadir, Borrar, Modificar y Bloquear/Desbloquear sus tarjetas</text:p>
      <text:p text:style-name="Standard"><text:tab/> Administrar cuentas</text:p>
      <text:p text:style-name="Standard"> Añadir, Borrar, Modificar</text:p>
      <text:p text:style-name="Standard"><text:tab/> Administrar cajero</text:p>
      <text:p text:style-name="Standard"> Introducir y sacar dine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6-10T17:51:07.128000000</dc:date>
    <meta:editing-duration>PT1M57S</meta:editing-duration>
    <meta:editing-cycles>3</meta:editing-cycles>
    <meta:document-statistic meta:table-count="0" meta:image-count="0" meta:object-count="0" meta:page-count="1" meta:paragraph-count="18" meta:word-count="107" meta:character-count="669" meta:non-whitespace-character-count="568"/>
  </office:meta>
</office:document-meta>
</file>